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btt-output" table:style-name="ta1">
        <table:shapes>
          <draw:frame draw:z-index="0" draw:style-name="gr1" draw:text-style-name="P1" svg:width="1289.17pt" svg:height="349.74pt" svg:x="78.24pt" svg:y="2428.33pt">
            <draw:object draw:notify-on-update-of-ranges="'1btt-output'.A1:'1btt-output'.A234 '1btt-output'.B1:'1btt-output'.B2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21.77pt" svg:height="242.82pt" svg:x="75.6pt" svg:y="2799.52pt">
            <draw:object draw:notify-on-update-of-ranges="'1btt-output'.D1:'1btt-output'.D265 '1btt-output'.E1:'1btt-output'.E2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20" calcext:value-type="float">
            <text:p>142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2040" calcext:value-type="float">
            <text:p>204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2060" calcext:value-type="float">
            <text:p>206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2070" calcext:value-type="float">
            <text:p>207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2090" calcext:value-type="float">
            <text:p>209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2110" calcext:value-type="float">
            <text:p>211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2170" calcext:value-type="float">
            <text:p>217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2230" calcext:value-type="float">
            <text:p>223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2260" calcext:value-type="float">
            <text:p>226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2320" calcext:value-type="float">
            <text:p>232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330" calcext:value-type="float">
            <text:p>233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340" calcext:value-type="float">
            <text:p>234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table:number-columns-repeated="3"/>
          <table:table-cell office:value-type="float" office:value="2350" calcext:value-type="float">
            <text:p>235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360" calcext:value-type="float">
            <text:p>236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370" calcext:value-type="float">
            <text:p>237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380" calcext:value-type="float">
            <text:p>2380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number-columns-repeated="3"/>
          <table:table-cell office:value-type="float" office:value="2390" calcext:value-type="float">
            <text:p>239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table:number-columns-repeated="3"/>
          <table:table-cell office:value-type="float" office:value="2410" calcext:value-type="float">
            <text:p>241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420" calcext:value-type="float">
            <text:p>242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number-columns-repeated="3"/>
          <table:table-cell office:value-type="float" office:value="2440" calcext:value-type="float">
            <text:p>2440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number-columns-repeated="3"/>
          <table:table-cell office:value-type="float" office:value="2450" calcext:value-type="float">
            <text:p>2450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number-columns-repeated="3"/>
          <table:table-cell office:value-type="float" office:value="2460" calcext:value-type="float">
            <text:p>2460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number-columns-repeated="3"/>
          <table:table-cell office:value-type="float" office:value="2470" calcext:value-type="float">
            <text:p>247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480" calcext:value-type="float">
            <text:p>248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490" calcext:value-type="float">
            <text:p>249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510" calcext:value-type="float">
            <text:p>251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520" calcext:value-type="float">
            <text:p>252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530" calcext:value-type="float">
            <text:p>253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540" calcext:value-type="float">
            <text:p>254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550" calcext:value-type="float">
            <text:p>2550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float" office:value="2560" calcext:value-type="float">
            <text:p>256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3"/>
          <table:table-cell office:value-type="float" office:value="2570" calcext:value-type="float">
            <text:p>2570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float" office:value="2580" calcext:value-type="float">
            <text:p>2580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table:number-columns-repeated="3"/>
          <table:table-cell office:value-type="float" office:value="2590" calcext:value-type="float">
            <text:p>2590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float" office:value="2600" calcext:value-type="float">
            <text:p>2600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table:number-columns-repeated="3"/>
          <table:table-cell office:value-type="float" office:value="2610" calcext:value-type="float">
            <text:p>2610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float" office:value="2620" calcext:value-type="float">
            <text:p>2620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float" office:value="2630" calcext:value-type="float">
            <text:p>2630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float" office:value="2640" calcext:value-type="float">
            <text:p>2640</text:p>
          </table:table-cell>
          <table:table-cell office:value-type="float" office:value="3.83" calcext:value-type="float">
            <text:p>3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7T08:41:37.489620263</dc:date>
    <meta:editing-duration>PT14M19S</meta:editing-duration>
    <meta:editing-cycles>2</meta:editing-cycles>
    <meta:generator>LibreOffice/6.1.5.2$Linux_X86_64 LibreOffice_project/10$Build-2</meta:generator>
    <meta:document-statistic meta:table-count="1" meta:cell-count="9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48cm" svg:height="12.339cm" xlink:href=".." xlink:type="simple" chart:class="chart:line" chart:style-name="ch1">
        <chart:legend chart:legend-position="end" svg:x="43.217cm" svg:y="5.87cm" style:legend-expansion="high" chart:style-name="ch2"/>
        <chart:plot-area chart:style-name="ch3" table:cell-range-address="'1btt-output'.A1:'1btt-output'.B234" chart:data-source-has-labels="column" svg:x="0.909cm" svg:y="0.246cm" svg:width="41.399cm" svg:height="11.847cm">
          <chartooo:coordinate-region svg:x="1.636cm" svg:y="0.246cm" svg:width="40.672cm" svg:height="10.594cm"/>
          <chart:axis chart:dimension="x" chart:name="primary-x" chart:style-name="ch4" chartooo:axis-type="auto">
            <chartooo:date-scale/>
            <chart:categories table:cell-range-address="'1btt-output'.A1:'1btt-output'.A2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btt-output'.B1:'1btt-output'.B234" chart:class="chart:line">
            <chart:data-point chart:repeated="2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1btt-output'.A1:'1btt-output'.A234</svg:desc>
                </draw:g>
              </table:table-cell>
              <table:table-cell office:value-type="float" office:value="1.45">
                <text:p>1.45</text:p>
                <draw:g>
                  <svg:desc>'1btt-output'.B1:'1btt-output'.B2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707">
                <text:p>17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727">
                <text:p>172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047">
                <text:p>204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2057">
                <text:p>205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067">
                <text:p>20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2077">
                <text:p>207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087">
                <text:p>208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97">
                <text:p>209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107">
                <text:p>21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2117">
                <text:p>211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2127">
                <text:p>212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2137">
                <text:p>213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2147">
                <text:p>214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157">
                <text:p>215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167">
                <text:p>21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177">
                <text:p>217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187">
                <text:p>218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197">
                <text:p>219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207">
                <text:p>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7">
                <text:p>22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2227">
                <text:p>222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2237">
                <text:p>223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2247">
                <text:p>224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57">
                <text:p>225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2267">
                <text:p>226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277">
                <text:p>227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287">
                <text:p>228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297">
                <text:p>22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307">
                <text:p>230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317">
                <text:p>231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2327">
                <text:p>232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337">
                <text:p>2337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158cm" svg:height="8.567cm" xlink:href=".." xlink:type="simple" chart:class="chart:line" chart:style-name="ch1">
        <chart:legend chart:legend-position="end" svg:x="47.895cm" svg:y="3.984cm" style:legend-expansion="high" chart:style-name="ch2"/>
        <chart:plot-area chart:style-name="ch3" table:cell-range-address="'1btt-output'.D1:'1btt-output'.E265" chart:data-source-has-labels="column" svg:x="1.003cm" svg:y="0.171cm" svg:width="45.889cm" svg:height="8.225cm">
          <chartooo:coordinate-region svg:x="1.73cm" svg:y="0.171cm" svg:width="45.021cm" svg:height="6.972cm"/>
          <chart:axis chart:dimension="x" chart:name="primary-x" chart:style-name="ch4" chartooo:axis-type="auto">
            <chartooo:date-scale/>
            <chart:categories table:cell-range-address="'1btt-output'.D1:'1btt-output'.D2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btt-output'.E1:'1btt-output'.E265" chart:class="chart:line">
            <chart:data-point chart:repeated="2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1btt-output'.D1:'1btt-output'.D265</svg:desc>
                </draw:g>
              </table:table-cell>
              <table:table-cell office:value-type="float" office:value="4.45">
                <text:p>4.45</text:p>
                <draw:g>
                  <svg:desc>'1btt-output'.E1:'1btt-output'.E2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3.83">
                <text:p>3.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